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1" svg:font-family="Ubuntu"/>
    <style:font-face style:name="arial" svg:font-family="arial, sans-serif"/>
    <style:font-face style:name="Ubuntu" svg:font-family="Ubuntu"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1"/>
    </style:style>
    <style:style style:name="P3" style:family="paragraph" style:parent-style-name="Standard">
      <style:text-properties style:font-name="Ubuntu1" officeooo:paragraph-rsid="0009fc0a"/>
    </style:style>
    <style:style style:name="P4" style:family="paragraph" style:parent-style-name="Standard">
      <style:text-properties style:font-name="Ubuntu1" officeooo:paragraph-rsid="00157a12"/>
    </style:style>
    <style:style style:name="P5" style:family="paragraph" style:parent-style-name="Standard">
      <style:text-properties style:font-name="Ubuntu1" officeooo:rsid="001962be" officeooo:paragraph-rsid="001962be"/>
    </style:style>
    <style:style style:name="P6" style:family="paragraph" style:parent-style-name="Standard">
      <style:text-properties style:font-name="Ubuntu1" officeooo:paragraph-rsid="001b983f"/>
    </style:style>
    <style:style style:name="P7" style:family="paragraph" style:parent-style-name="Standard">
      <style:text-properties style:font-name="Ubuntu1" officeooo:rsid="000d9050" officeooo:paragraph-rsid="0017a8ab"/>
    </style:style>
    <style:style style:name="P8" style:family="paragraph" style:parent-style-name="Standard">
      <style:text-properties style:font-name="Ubuntu1" officeooo:paragraph-rsid="0021b69c"/>
    </style:style>
    <style:style style:name="P9" style:family="paragraph" style:parent-style-name="Standard">
      <style:text-properties style:font-name="Ubuntu1" officeooo:paragraph-rsid="00220cce"/>
    </style:style>
    <style:style style:name="P10" style:family="paragraph" style:parent-style-name="Standard">
      <style:text-properties style:font-name="Ubuntu1" officeooo:paragraph-rsid="0022e440"/>
    </style:style>
    <style:style style:name="P11" style:family="paragraph" style:parent-style-name="Standard">
      <style:text-properties style:font-name="Ubuntu1" officeooo:paragraph-rsid="000f424e"/>
    </style:style>
    <style:style style:name="P12" style:family="paragraph" style:parent-style-name="Standard">
      <style:text-properties style:font-name="Ubuntu1" officeooo:rsid="0010788b" officeooo:paragraph-rsid="0010788b"/>
    </style:style>
    <style:style style:name="P13" style:family="paragraph" style:parent-style-name="Standard">
      <style:text-properties style:font-name="Ubuntu1" officeooo:rsid="00114049" officeooo:paragraph-rsid="00114049"/>
    </style:style>
    <style:style style:name="P14" style:family="paragraph" style:parent-style-name="Standard">
      <style:text-properties style:font-name="Ubuntu1" officeooo:rsid="00114049" officeooo:paragraph-rsid="0012f1db"/>
    </style:style>
    <style:style style:name="P15" style:family="paragraph" style:parent-style-name="Standard">
      <style:text-properties style:font-name="Ubuntu1" style:font-name-asian="Arial1" style:font-name-complex="Tahoma"/>
    </style:style>
    <style:style style:name="T1" style:family="text">
      <style:text-properties officeooo:rsid="00180a2a"/>
    </style:style>
    <style:style style:name="T2" style:family="text">
      <style:text-properties style:text-underline-style="solid" style:text-underline-width="auto" style:text-underline-color="font-color"/>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0f424e"/>
    </style:style>
    <style:style style:name="T7" style:family="text">
      <style:text-properties officeooo:rsid="0010788b"/>
    </style:style>
    <style:style style:name="T8" style:family="text">
      <style:text-properties officeooo:rsid="00114049"/>
    </style:style>
    <style:style style:name="T9" style:family="text">
      <style:text-properties officeooo:rsid="0012f1db"/>
    </style:style>
    <style:style style:name="T10" style:family="text">
      <style:text-properties officeooo:rsid="00157a12"/>
    </style:style>
    <style:style style:name="T11" style:family="text">
      <style:text-properties officeooo:rsid="0015ab21"/>
    </style:style>
    <style:style style:name="T12" style:family="text">
      <style:text-properties officeooo:rsid="0019ed2c"/>
    </style:style>
    <style:style style:name="T13" style:family="text">
      <style:text-properties officeooo:rsid="001c9e80"/>
    </style:style>
    <style:style style:name="T14" style:family="text">
      <style:text-properties officeooo:rsid="001e8657"/>
    </style:style>
    <style:style style:name="T15" style:family="text">
      <style:text-properties officeooo:rsid="001f43b8"/>
    </style:style>
    <style:style style:name="T16" style:family="text">
      <style:text-properties officeooo:rsid="0022e440"/>
    </style:style>
    <style:style style:name="T17" style:family="text">
      <style:text-properties fo:color="#000000" fo:font-size="12pt" style:font-size-asian="12pt"/>
    </style:style>
    <style:style style:name="T18" style:family="text">
      <style:text-properties fo:color="#000000" fo:font-size="12pt" officeooo:rsid="0022e440" style:font-size-asian="12pt"/>
    </style:style>
    <style:style style:name="T19" style:family="text">
      <style:text-properties fo:font-variant="normal" fo:text-transform="none" fo:color="#000000" fo:font-size="12pt" fo:letter-spacing="normal" fo:font-style="normal" fo:font-weight="normal" officeooo:rsid="0022e440" style:font-size-asian="12pt"/>
    </style:style>
    <style:style style:name="T20" style:family="text">
      <style:text-properties fo:font-variant="normal" fo:text-transform="none" fo:color="#000000" fo:font-size="12pt" fo:letter-spacing="normal" fo:font-style="normal" fo:font-weight="normal" officeooo:rsid="0023cf73" style:font-size-asian="12pt"/>
    </style:style>
    <style:style style:name="T21" style:family="text">
      <style:text-properties style:font-name-asian="Perpetua" style:font-name-complex="Perpetua"/>
    </style:style>
    <style:style style:name="T22" style:family="text">
      <style:text-properties style:font-name="Ubuntu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2">Licensed under the TAPR Open Hardware License (</text:span><text:a xlink:type="simple" xlink:href="http://www.tapr.org/OHL" text:style-name="Internet_20_link" text:visited-style-name="Visited_20_Internet_20_Link"><text:span text:style-name="T22">www.tapr.org/OHL</text:span></text:a><text:span text:style-name="T22">).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2">You should have received a copy of the GNU General Public License along with this program. <text:s/>If not, see &lt;</text:span><text:a xlink:type="simple" xlink:href="http://www.gnu.org/licenses/" text:style-name="Internet_20_link" text:visited-style-name="Visited_20_Internet_20_Link"><text:span text:style-name="T22">http://www.gnu.org/licenses/</text:span></text:a><text:span text:style-name="T22">&gt;. A copy of the license is included See file: GPL.TXT </text:span></text:p>
      <text:p text:style-name="P2"/>
      <text:p text:style-name="P3">Innovator<text:span text:style-name="T10">s</text:span>: <text:s/><text:tab/><text:span text:style-name="T10">Liselotte Scheu dba Scheus Rainbow Army</text:span> <text:s text:c="2"/>email: <text:span text:style-name="T4">kappa@dekka</text:span>.com</text:p>
      <text:p text:style-name="P2"><text:tab/><text:tab/>17600 S. Pacific HWY #20</text:p>
      <text:p text:style-name="P2"><text:tab/><text:tab/>Marylhurst, OR 97036-0020</text:p>
      <text:p text:style-name="P2"><text:tab/><text:tab/>usa</text:p>
      <text:p text:style-name="P2"><text:tab/><text:tab/>Place of performance:<text:tab/><text:tab/><text:span text:style-name="T10">place of business</text:span></text:p>
      <text:p text:style-name="P2"><text:tab/><text:tab/>Employer status: <text:tab/><text:tab/><text:tab/>self-employed (SB)</text:p>
      <text:p text:style-name="P2"><text:tab/><text:tab/><text:span text:style-name="T10">Contribution:<text:tab/><text:tab/><text:tab/><text:tab/>commercial, material, motivational support</text:span></text:p>
      <text:p text:style-name="P2"/>
      <text:p text:style-name="P4"><text:tab/><text:tab/><text:span text:style-name="T10">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10">self</text:span></text:p>
      <text:p text:style-name="P4"/>
      <text:p text:style-name="P2">Abstract </text:p>
      <text:p text:style-name="P2"/>
      <text:p text:style-name="P5">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antenna design reduces installation hurdles associated with directional antennas. 4. No post-installation adjustments; Assumes a fixed position mount. 5. Self-powered; Does not use an amplifier <text:soft-page-break/>with external power supply.</text:p>
      <text:p text:style-name="P2">Background</text:p>
      <text:p text:style-name="P2"/>
      <text:p text:style-name="P6"><text:span text:style-name="T12">On March 2, 2015</text:span> <text:span text:style-name="T12">a strategy was developed to demonstrate understanding and application of some principles of electromagnetism used in developing novel ion engines. The strategy is to design</text:span> a <text:span text:style-name="T5">proof-of-concept prototype tv antenna with novel properties. The goal is to make it practical and for frugal budgets. <text:s/>The coaxial nature of the design was significant from inception. The balun was incorporated into the antenna on May 19, 2015 as a way to improve signal quality and strength.</text:span></text:p>
      <text:p text:style-name="P2"/>
      <text:p text:style-name="P2">Section I. Problem</text:p>
      <text:p text:style-name="P2"/>
      <text:p text:style-name="P7">The<text:span text:style-name="T13"> </text:span>problem <text:span text:style-name="T14">started as:</text:span> <text:span text:style-name="T14">H</text:span>ow to demonstrate competency with novel ion engine <text:span text:style-name="T11">technology while constrained by</text:span> a frugal budget? <text:s/><text:span text:style-name="T14">Due to the expensive and expansive nature of high-energy physics experimentation, the problem has percolated to: </text:span></text:p>
      <text:p text:style-name="P7"/>
      <text:p text:style-name="P7">How to design a more valuable tv antenna <text:span text:style-name="T13">for tv viewers </text:span>that incorporates design principles not used in conventional tv antenna design?</text:p>
      <text:p text:style-name="P2"/>
      <text:p text:style-name="P2">Section II. <text:s/>Technically complete description of innovation</text:p>
      <text:p text:style-name="P2"/>
      <text:p text:style-name="P2">II.A. Purpose and description of innovation</text:p>
      <text:p text:style-name="P2"/>
      <text:p text:style-name="P8"><text:span text:style-name="T15">This apparatus is an indoor tv antenna that is smaller than conventional tv antennas and capable of conveying some signals usually reserved for conventional attic antennas. Its</text:span> solid-state, high-Q resonator <text:span text:style-name="T15">characteristics allows a significant reduction in physical size. The apparatus can be built using mostly</text:span> common electric materials. <text:span text:style-name="T15">The circuit and design is deceptively simple while being innovative, because the apparatus avoids much electrical engineering complexity required in conventional tv antenna design.</text:span> </text:p>
      <text:p text:style-name="P8"/>
      <text:p text:style-name="P9"><text:span text:style-name="T6">This apparatus incorporates a unique configuration of a wide-band balun by reducing the balun circuit into the physical form of the antenna; Conventional tv antennas require a balun between the antenna and receiver to balance signals. By eliminating the distinctly separate balun from the signal's path to the receiver, the apparatus is capable of delivering a stronger and higher quality signal using smaller amount of mass. </text:span></text:p>
      <text:p text:style-name="P9"/>
      <text:p text:style-name="P10"><text:span text:style-name="T16">The antenna design began with an external balun based on work published by </text:span><text:span text:style-name="T17">Chris Trask </text:span><text:span text:style-name="T18">( </text:span><text:span text:style-name="T17">N7ZWY</text:span><text:span text:style-name="T18"> of </text:span><text:span text:style-name="T17">Sonoran Radio Research, </text:span><text:span text:style-name="T18">Tempe AZ) entitled “A Single-Core 4:1 Current Balun of Improved Performance” (retrieved from </text:span><text:soft-page-break/><text:span text:style-name="T19">home.earthlink.net/~christrask/Trask4to1Balun.pdf ). It became apparent that the function of </text:span><text:span text:style-name="T20">each</text:span><text:span text:style-name="T19"> transformer in </text:span><text:span text:style-name="T20">a</text:span><text:span text:style-name="T19"> balun could be replaced with </text:span><text:span text:style-name="T20">a conducting wire and tube arranged coaxially. Tv receiver circuits have a floating impedance; </text:span></text:p>
      <text:p text:style-name="P10"><text:span text:style-name="T18"/></text:p>
      <text:p text:style-name="P10"><text:span text:style-name="T16">The antenna leverages the two conductor, dielectric and geometry of coaxial cable for functional utility of the balun.</text:span></text:p>
      <text:p text:style-name="P11"/>
      <text:p text:style-name="P2">II.B. Identification of component parts or steps, and explanation of mode of operation of innovation (with sketches)</text:p>
      <text:p text:style-name="P2"/>
      <text:p text:style-name="P2">II.B.1. “<text:span text:style-name="T7">loop”</text:span></text:p>
      <text:p text:style-name="P2"/>
      <text:p text:style-name="P12">The loop consists of a coaxial configured electrical construct such as coaxial cable. Specifically, the design calls for a conductive cylind<text:span text:style-name="T8">er </text:span>surrounding a conductor-wire at the axial center of the cylinder with a nonconductive dielectric between the two conductors. <text:s/><text:span text:style-name="T8">The conductive cylinder is configured most optimally as a closed-loop with a junction that passes the internal conductive-wire externally. For a given signal bit rate, the loop's and cylinder's circumference is a fraction of the bit rate, such that a natural number multiple of the fractional wavelength is the equivalent wavelength of the bit rate at the speed of light.</text:span></text:p>
      <text:p text:style-name="P12"/>
      <text:p text:style-name="P13">II.B.2. “monopole” vertical antenna's</text:p>
      <text:p text:style-name="P13"/>
      <text:p text:style-name="P14">The monopole consists of a coaxial configured electrical construct such as coaxial cable. Specifically, the design calls for a conductive <text:span text:style-name="T7">cylind</text:span>er <text:span text:style-name="T7">surrounding a conductor-wire at the axial center of the cylinder with a nonconductive dielectric between the two conductors. </text:span>The conductive cylinder is configured most optimally as a monopole with a junction that passes the internal conductive-wire externally. For a given signal bit rate <text:span text:style-name="T9">or frequency</text:span>, the <text:span text:style-name="T9">monopole's</text:span> and cylinder's circumference is <text:span text:style-name="T9">either: 1. </text:span>a fraction of the bit rate, such that a natural number multiple of the fractional wavelength is the equivalent wavelength of the bit rate at the speed of light; <text:span text:style-name="T9">or 2. a harmony of multiple Q-resonances for multiple frequency bands or channels, such as television UHF/VHF bands or VHF band reception.</text:span></text:p>
      <text:p text:style-name="P12"/>
      <text:p text:style-name="P12">Coaxial wire: <text:s/>The two conductors have a capacitance/inductive relationship, where the <text:span text:style-name="T8">cylinderical</text:span> conductor functions as: <text:span text:style-name="T8">1.</text:span> the receiving antenna, <text:span text:style-name="T8">2. one of two input terminals</text:span> of a balun, <text:span text:style-name="T8">3. shielding one balun output and input terminal</text:span>. The axial wire <text:span text:style-name="T8">functions as</text:span> one output <text:span text:style-name="T8">terminal</text:span> of the balun; the other output <text:span text:style-name="T8">terminal is the grounded, shielded conductor.</text:span></text:p>
      <text:p text:style-name="P12"/>
      <text:p text:style-name="P12"/>
      <text:p text:style-name="P12"><text:soft-page-break/></text:p>
      <text:p text:style-name="P12"/>
      <text:p text:style-name="P2">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2"/>
      <text:p text:style-name="P2">variables: <text:tab/>r1<text:tab/>radius of cross-section of torus tube “main ring”</text:p>
      <text:p text:style-name="P2"><text:tab/><text:tab/>c1<text:tab/>circumference of circle with radius r1, also refers to circles of same.</text:p>
      <text:p text:style-name="P2"><text:tab/><text:tab/>p1<text:tab/>center point of circle with radius r1</text:p>
      <text:p text:style-name="P2"><text:tab/><text:tab/>a1<text:tab/>area of the cross-section of the torus tube</text:p>
      <text:p text:style-name="P2"><text:tab/><text:tab/>r2<text:tab/>radius from axis to center of circular cross-section of torus tube</text:p>
      <text:p text:style-name="P2"><text:tab/><text:tab/>c2<text:tab/>circumference of circle with radius r2</text:p>
      <text:p text:style-name="P2"><text:tab/><text:tab/>p2<text:tab/>center point of circle with radius r2</text:p>
      <text:p text:style-name="P2"><text:tab/><text:tab/>û(r2)<text:tab/>an arbitrary unit length radial direction of r2 <text:s/>(a versor)</text:p>
      <text:p text:style-name="P2"><text:tab/><text:tab/> </text:p>
      <text:p text:style-name="P2"><text:tab/><text:tab/></text:p>
      <text:p text:style-name="P2">II.B.2. Secondary rings</text:p>
      <text:p text:style-name="P2"/>
      <text:p text:style-name="P2">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2"/>
      <text:p text:style-name="P2">Figure 2 shows a slice of a secondary ring around a cross-section of the main ring. <text:s/>References are consistent with main current ring variables. Other variables:</text:p>
      <text:p text:style-name="P2"/>
      <text:p text:style-name="P2">variables:</text:p>
      <text:p text:style-name="P2"><text:tab/>r3<text:tab/>radius from axis to center of circular cross-section of a torus tube</text:p>
      <text:p text:style-name="P2"><text:tab/>c3<text:tab/>circumference of a circle with radius r3</text:p>
      <text:p text:style-name="P2"><text:tab/>p3<text:tab/>center point of a circle with radius r3</text:p>
      <text:p text:style-name="P2"><text:tab/>r4<text:tab/>radius of cross-section of a torus tube ie secondary ring</text:p>
      <text:p text:style-name="P2"><text:tab/>c4<text:tab/>circumference of a circle with radius r4, also refers to circles of same.</text:p>
      <text:p text:style-name="P2"><text:tab/>p4<text:tab/>center point of a circle with radius r4</text:p>
      <text:p text:style-name="P2"><text:tab/>a4<text:tab/>area of cross-section of a secondary ring</text:p>
      <text:p text:style-name="P2"><text:tab/>k<text:tab/>number of secondary rings</text:p>
      <text:p text:style-name="P2"><text:tab/>k2<text:tab/>a ratio of (a4 * k) / a1</text:p>
      <text:p text:style-name="P2"/>
      <text:p text:style-name="P2"><text:soft-page-break/>Figure 3 shows a partial diagram of the apparatus from a plane above and perpendicular to Z-axis, for an example k = 24</text:p>
      <text:p text:style-name="P2"/>
      <text:p text:style-name="P2"><text:tab/>2(r4)<text:tab/>the diameter of a secondary ring ie twice the radius r4.</text:p>
      <text:p text:style-name="P2"><text:tab/>r5<text:tab/>radius from z axis of symmetry to center of optional induction conductor </text:p>
      <text:p text:style-name="P2"><text:tab/>c5<text:tab/>circumference of an optional induction conductor</text:p>
      <text:p text:style-name="P2"/>
      <text:p text:style-name="P2">II.C Functional operation</text:p>
      <text:p text:style-name="P2"/>
      <text:p text:style-name="P2">Multiple methods of are available to provide periodic primary induction via electromagnetism. Three cases for triggering the inductance resonance are DC pulse or equivalent, AC signal or equivalent, or exposure to a stream of ions. </text:p>
      <text:p text:style-name="P2"/>
      <text:p text:style-name="P2">II.C.1 Induction by electric pulse from DC power</text:p>
      <text:p text:style-name="P2"/>
      <text:p text:style-name="P2">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text:p>
      <text:p text:style-name="P2"/>
      <text:p text:style-name="P2">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2"/>
      <text:p text:style-name="P2">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text:soft-page-break/>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2"/>
      <text:p text:style-name="P2">II.C.2 Induction by an alternating current (AC) cycle.</text:p>
      <text:p text:style-name="P2"/>
      <text:p text:style-name="P2">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2"/>
      <text:p text:style-name="P2">Tuning the AC cycle to the self-resonance frequencies and polar orientations of the apparatus is necessary to prevent the AC cycle from contributing neutralizing EMI of an opposing polarity in the resonant cycle that significantly reduces performance.</text:p>
      <text:p text:style-name="P2"/>
      <text:p text:style-name="P2">II.C.3 Induction by exposing to an ion stream or equivalent</text:p>
      <text:p text:style-name="P2"/>
      <text:p text:style-name="P2">By positioning a magnetic field (and possibly a charge opposite of the ion stream) at p2 with magnetic poles oriented along the Z-axis of symmetry, ions moving toward the apparatus will curve according to the magnetic field (and influence of the charge difference), thereby causing current in the apparatus via electromagnetic induction.</text:p>
      <text:p text:style-name="P2"/>
      <text:p text:style-name="P2">II.C.4 A more detailed function of apparatus</text:p>
      <text:p text:style-name="P2"/>
      <text:p text:style-name="P2">The apparatus begins complementary resonating cycles at either self-induction of the primary ring, or the self, mutual induction of secondary rings –depending on initial <text:s/>induction trigger(s). </text:p>
      <text:p text:style-name="P2"/>
      <text:p text:style-name="P2">This section focuses on describing the nature of the resonant cycle in an ideal environment. <text:s/>A portion of the energy is lost to heat from impedance, hysteresis and eddy currents. </text:p>
      <text:p text:style-name="P2"/>
      <text:p text:style-name="P2">The apparatus' operates in high-Q resonance between two induction cycles. The main operating principles are:</text:p>
      <text:p text:style-name="P2"/>
      <text:p text:style-name="P2">Self and mutual inductance of round-wire (or current sheet) in go-and-return circuits, </text:p>
      <text:p text:style-name="P2">Lenz's law of counter created current from inductance, and </text:p>
      <text:p text:style-name="P2">Coulomb's law of electrostatic charge distribution. </text:p>
      <text:p text:style-name="P2"><text:soft-page-break/></text:p>
      <text:p text:style-name="P2">THE FOLLOWING DESCRIPTION IS UNDER CONSTRUCTION..</text:p>
      <text:p text:style-name="P2"/>
      <text:p text:style-name="P2">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2"/>
      <text:p text:style-name="P2">If a common transformer function were described, no further performance would be expected. A portion of the energy would be lost to heat from impedance, hysteresis and eddy currents. <text:s/></text:p>
      <text:p text:style-name="P2"/>
      <text:p text:style-name="P2">This apparatus is innovative partially because it is designed to convert organized "eddy" currents into continued cascading resonance, resulting in feedback of residual higher voltages that help sustain successive inductions.</text:p>
      <text:p text:style-name="P2"/>
      <text:p text:style-name="P2">Voltage from the secondary rings are fed to the main ring while the secondary rings are inducing current to the main ring.</text:p>
      <text:p text:style-name="P2"/>
      <text:p text:style-name="P2">The apparatus emits electromagnetic waves primarily at wavelengths near c2 and c3, and theoretically c1 and c4.</text:p>
      <text:p text:style-name="P2"/>
      <text:p text:style-name="P2">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2"/>
      <text:p text:style-name="P2">Output as work may include creating streams of ions as part of an ion drive, electric discharges and organized electromagnetic emissions and forces used in many innovative ways as suggested in the abstract above.</text:p>
      <text:p text:style-name="P2"/>
      <text:p text:style-name="P2">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2"><text:soft-page-break/></text:p>
      <text:p text:style-name="P2">Note: <text:s/>Although a single apparatus configuration is described with reference to alternate embodiments, experts will recognize that changes may be made in form and detail without departing from the spirit and scope of the invention.</text:p>
      <text:p text:style-name="P2"/>
      <text:p text:style-name="P2">II.D. Alternate embodiments of the innovation</text:p>
      <text:p text:style-name="P2"/>
      <text:p text:style-name="P2">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2"/>
      <text:p text:style-name="P2">II.E. Supportive theory</text:p>
      <text:p text:style-name="P2"/>
      <text:p text:style-name="P2">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2"/>
      <text:p text:style-name="P2">II.E.1. Charged particles spiral in collapsing or increasing DC current </text:p>
      <text:p text:style-name="P2"/>
      <text:p text:style-name="P2">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2"/>
      <text:p text:style-name="P2">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text:soft-page-break/>increasing suggesting a disintegrating ie narrowing of the belt. </text:p>
      <text:p text:style-name="P2"/>
      <text:p text:style-name="P2">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2"/>
      <text:p text:style-name="P2">This is a hypothesis in progress. Access to a well equipped physics-electronics lab or HV-DC power transmission field experience could help quantify or determine more general patterns and its limitations.</text:p>
      <text:p text:style-name="P2"/>
      <text:p text:style-name="P2">II.E.2. Increasingly high voltages reduces power losses from heat</text:p>
      <text:p text:style-name="P2"/>
      <text:p text:style-name="P2">Heat losses are attributable to electrical resistance from current. By increasing voltage and subsequently decreasing current, resistive heating decreases.</text:p>
      <text:p text:style-name="P2"/>
      <text:p text:style-name="P2">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2"/>
      <text:p text:style-name="P2">II.E.3. Eddy currents increase as AC frequency increases</text:p>
      <text:p text:style-name="P2"/>
      <text:p text:style-name="P2">This apparatus is designed to resonate at the frequency of its collapsing magnetic field, which causes a rebounding field to grow. <text:s/>Therefore, the effects of eddy currents may be maximized, and the apparatus reach near a maximum high-Q resonance.</text:p>
      <text:p text:style-name="P2"/>
      <text:p text:style-name="P2">II.F. Engineering specifications</text:p>
      <text:p text:style-name="P2"/>
      <text:p text:style-name="P2">Refer to Figures 1 to 3 for visual representation of definitions.</text:p>
      <text:p text:style-name="P2"/>
      <text:p text:style-name="P2">Dimensions and measurements</text:p>
      <text:p text:style-name="P2"/>
      <text:p text:style-name="P2"><text:tab/>r2 is larger than r1</text:p>
      <text:p text:style-name="P2"><text:tab/>r2 is circa an integer multiple of r1</text:p>
      <text:p text:style-name="P2"><text:tab/>A4 <text:span text:style-name="T21">x</text:span> k <text:span text:style-name="T21">≥</text:span> A1</text:p>
      <text:p text:style-name="P2"><text:tab/>c3 = c1 <text:span text:style-name="T21">x</text:span> j1, where j1 is within the range of a positive integer <text:span text:style-name="T21">∓ </text:span><text:span text:style-name="T3">r4 and c3 &gt; 1</text:span></text:p>
      <text:p text:style-name="P15"><text:soft-page-break/><text:tab/>c1, c2, and c3 are circa integer multiples of the length of c4</text:p>
      <text:p text:style-name="P15"><text:tab/>c5 is an integer multiple of c4</text:p>
      <text:p text:style-name="P15"/>
      <text:p text:style-name="P15">Materials</text:p>
      <text:p text:style-name="P15"/>
      <text:p text:style-name="P2">Rings may be solid metal conductor of low resistivity, such as low oxygen copper or silver. <text:s/>Optionally rings may consist of layered materials symmetric to c3 or c2. Optional layered material may be another form of conductive material, such as a liquid.</text:p>
      <text:p text:style-name="P15"/>
      <text:p text:style-name="P15">An inductor conductor should be cylindrical and symmetric to the z-axis.</text:p>
      <text:p text:style-name="P15"/>
      <text:p text:style-name="P15">Manufacturing and assembly</text:p>
      <text:p text:style-name="P15"/>
      <text:p text:style-name="P15">Main ring is connected to secondary rings in a way that minimizes resistance and corona discharge.</text:p>
      <text:p text:style-name="P15"/>
      <text:p text:style-name="P15">Secondary rings' projected planes are oriented at near right angle to main ring's projected plane.</text:p>
      <text:p text:style-name="P15"/>
      <text:p text:style-name="P15">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text:soft-page-break/>Section 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text:soft-page-break/>An untuned apparatus appears to work under poor conditions, suggesting this apparatus has potential in achieving design goals.</text:p>
      <text:p text:style-name="P2"/>
      <text:p text:style-name="P2">Section IV. Potential commercial applications and points of contact. </text:p>
      <text:p text:style-name="P2"/>
      <text:p text:style-name="P2">Contact innovator.</text:p>
      <text:p text:style-name="P2"/>
      <text:p text:style-name="P2">Section 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Section 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1" svg:font-family="Ubuntu"/>
    <style:font-face style:name="arial" svg:font-family="arial, sans-serif"/>
    <style:font-face style:name="Ubuntu" svg:font-family="Ubuntu"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
    </style:style>
    <style:style style:name="MT1" style:family="text">
      <style:text-properties officeooo:rsid="00180a2a"/>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2</text:page-number> of <text:page-count>12</text:page-count> on <text:date style:data-style-name="N84" text:date-value="2015-07-10T04:21:40.331345689">2015-07-10</text:date></text:p>
        <text:p text:style-name="MP1">file: README.odt<text:tab/><text:tab/><text:tab/><text:tab/><text:tab/><text:tab/>Copyright (c) 201<text:span text:style-name="MT1">5</text:span>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0T04:21:39.890251000</dc:date>
    <meta:editing-duration>P3DT2H34M48S</meta:editing-duration>
    <meta:editing-cycles>212</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2" meta:paragraph-count="163" meta:word-count="3610" meta:character-count="23417" meta:non-whitespace-character-count="19816"/>
  </office:meta>
</office:document-meta>
</file>